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colou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mber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he quick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brown fox</text:p>
          </table:table-cell>
          <table:table-cell table:number-columns-repeated="255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tast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tex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jumps over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umami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he lazy dog.</text:p>
          </table:table-cell>
          <table:table-cell table:number-columns-repeated="254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4:43:12.381133000</meta:creation-date>
    <dc:date>2017-05-18T14:45:56.227637000</dc:date>
    <meta:editing-cycles>1</meta:editing-cycles>
    <meta:editing-duration>PT2M44S</meta:editing-duration>
    <meta:document-statistic meta:table-count="2" meta:cell-count="17" meta:object-count="0"/>
    <meta:generator>LibreOffice/5.2.4.2$MacOSX_X86_64 LibreOffice_project/3d5603e1122f0f102b62521720ab13a38a4e0eb0</meta:generator>
  </office:meta>
</office:document-meta>
</file>